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What is a Lock?<text:line-break/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A lock is a rule that controls who can read or change a piece of data in a database.</text:p>
            <text:p text:style-name="P1">It prevents two or more users from changing the same data at the same time.</text:p>
            <text:p text:style-name="P1">Locks help maintain accuracy and order when multiple users access data simultaneously.</text:p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Types of Locks in 2PL<text:line-break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">Shared (S) Lock (Read-Only)</text:p>
              </text:list-item>
              <text:list-item>
                <text:p text:style-name="P1">What it does: Multiple users can read the same data, but no one can change it.</text:p>
              </text:list-item>
              <text:list-item>
                <text:p text:style-name="P1">Real-life Example: Multiple analysts can read stock prices, but none can modify them while they’re being viewed.</text:p>
              </text:list-item>
              <text:list-item>
                <text:p text:style-name="P1">Exclusive (X) Lock (Write-Only)</text:p>
              </text:list-item>
              <text:list-item>
                <text:p text:style-name="P1">What it does: Only one user can read and modify the data at a time.</text:p>
              </text:list-item>
              <text:list-item>
                <text:p text:style-name="P1">Real-life Example: A bank locks an account while someone is making a withdrawal to prevent two users from accessing it simultaneously.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Lock Compatibility Rules<text:line-break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">These rules help ensure that operations on the data don't conflict or cause errors when multiple transactions happen at the same time.</text:p>
              </text:list-item>
              <text:list-item>
                <text:p text:style-name="P1">S + S = Compatible</text:p>
              </text:list-item>
              <text:list-item>
                <text:p text:style-name="P1">What it means: Two transactions can both read the data simultaneously. There’s no issue because reading doesn’t change anything.</text:p>
              </text:list-item>
              <text:list-item>
                <text:p text:style-name="P1">Example: Multiple analysts can view the same stock price at the same time without causing problems.</text:p>
              </text:list-item>
              <text:list-item>
                <text:p text:style-name="P1">S + X = Incompatible</text:p>
              </text:list-item>
              <text:list-item>
                <text:p text:style-name="P1">What it means: One transaction is reading (Shared Lock) and another is trying to write (Exclusive Lock). The write operation must wait for the read to finish.</text:p>
              </text:list-item>
              <text:list-item>
                <text:p text:style-name="P1">Example: If one person is reading a bank account balance and another is trying to withdraw money, the withdrawal must wait until the reading is done.</text:p>
              </text:list-item>
              <text:list-item>
                <text:p text:style-name="P1">X + X = Incompatible</text:p>
              </text:list-item>
              <text:list-item>
                <text:p text:style-name="P1">What it means: If two transactions both want to write (Exclusive Lock) to the same data, they must wait for each other. Only one can modify the data at a time.</text:p>
              </text:list-item>
              <text:list-item>
                <text:p text:style-name="P1">Example: If two people try to withdraw money from the same account at the same time, the system will block one to avoid errors.</text:p>
              </text:list-item>
              <text:list-item>
                <text:p text:style-name="P1">➡️ These rules ensure that data remains consistent and accurate, even when multiple transactions happen at once.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">Example Problem:<text:line-break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Imagine two transactions:</text:p>
              </text:list-item>
              <text:list-item>
                <text:p text:style-name="P1">T1 wants to read and then update a bank account.</text:p>
              </text:list-item>
              <text:list-item>
                <text:p text:style-name="P1">T2 wants to withdraw from the same account.</text:p>
              </text:list-item>
              <text:list-item>
                <text:p text:style-name="P1">Without proper lock management, both transactions could interfere with each other, causing errors — like two people editing a document at the same time.</text:p>
              </text:list-item>
              <text:list-item>
                <text:p text:style-name="P1">This is where 2PL (Two-Phase Locking) helps, deciding when and how long locks should be held to avoid such issues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30T06:02:39.847519686</meta:creation-date>
    <dc:date>2025-06-30T06:06:36.401145716</dc:date>
    <meta:editing-duration>PT4M32S</meta:editing-duration>
    <meta:editing-cycles>1</meta:editing-cycles>
    <meta:document-statistic meta:object-count="37"/>
    <meta:generator>LibreOffice/25.2.2.2$Linux_X86_64 LibreOffice_project/520$Build-2</meta:generator>
  </office:meta>
</office:document-meta>
</file>